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449D800007DD2000046F3095805BC2702095B.emf" manifest:media-type="image/x-emf"/>
  <manifest:file-entry manifest:full-path="Pictures/10000001000003AE00000213B167D6CEB35CA5EB.png" manifest:media-type="image/png"/>
  <manifest:file-entry manifest:full-path="Pictures/100000010000006900000045AC862E45B7975EB6.png" manifest:media-type="image/png"/>
  <manifest:file-entry manifest:full-path="Pictures/10000001000001B80000010173472A57A9FFEA2A.png" manifest:media-type="image/png"/>
  <manifest:file-entry manifest:full-path="Pictures/100000010000006E0000005AB12CEF93BB9C6AA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line-height="150%" fo:text-align="justify" fo:text-indent="1.251cm" style:text-autospace="none"/>
      <style:text-properties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7" style:family="paragraph">
      <loext:graphic-properties draw:fill="none"/>
      <style:paragraph-properties fo:text-align="justify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align="justify" fo:text-indent="0cm" style:text-autospace="none"/>
      <style:text-properties fo:font-size="35pt" style:font-size-asian="35pt" style:language-asian="ru" style:country-asian="RU" style:font-name-complex="Times New Roman2" style:font-size-complex="35pt" style:language-complex="ar" style:country-complex="SA"/>
    </style:style>
    <style:style style:name="P9" style:family="paragraph">
      <loext:graphic-properties draw:fill="none"/>
      <style:paragraph-properties fo:text-align="justify" style:writing-mode="lr-tb" style:font-independent-line-spacing="true"/>
      <style:text-properties fo:font-size="35pt" style:font-size-asian="35pt" style:font-size-complex="35pt"/>
    </style:style>
    <style:style style:name="P10" style:family="paragraph">
      <style:paragraph-properties fo:margin-left="0cm" fo:margin-right="0cm" fo:line-height="150%" fo:text-align="justify" fo:text-indent="1.251cm" style:text-autospace="non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353cm" fo:margin-bottom="0cm" fo:line-height="90%" fo:text-align="justify" fo:text-indent="0cm" style:text-autospace="none" style:punctuation-wrap="hanging" style:writing-mode="lr-tb">
        <style:tab-stops>
          <style:tab-stop style:position="0cm"/>
        </style:tab-stops>
      </style:paragraph-properties>
      <style:text-properties style:font-name="Arial" fo:font-size="35pt" style:font-size-asian="35pt" style:font-size-complex="35pt" fo:hyphenate="false"/>
    </style:style>
    <style:style style:name="P13" style:family="paragraph">
      <loext:graphic-properties draw:fill="none"/>
      <style:paragraph-properties fo:text-align="justify" style:writing-mode="lr-tb" style:font-independent-line-spacing="true"/>
      <style:text-properties style:font-name="Arial" fo:font-size="35pt" style:font-size-asian="35pt" style:font-size-complex="3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size-asian="35pt" style:language-asian="ru" style:country-asian="RU" style:font-style-asian="normal" style:font-weight-asian="normal" style:font-name-complex="Times New Roman2" style:font-size-complex="3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size-asian="35pt" style:language-asian="ru" style:country-asian="RU" style:font-style-asian="normal" style:font-weight-asian="normal" style:font-name-complex="Times New Roman2" style:font-size-complex="3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Удаленная работа в Архангельском колледже телекоммуникаций" draw:style-name="dp1" draw:master-page-name="Title_2c__20_Content" presentation:presentation-page-layout-name="AL1T11">
        <draw:frame draw:name="PlaceHolder 1" presentation:style-name="pr1" draw:text-style-name="P2" draw:layer="layout" svg:width="25.397cm" svg:height="6.629cm" svg:x="4.233cm" svg:y="4.87cm" presentation:class="title" presentation:user-transformed="true">
          <draw:text-box>
            <text:p text:style-name="P1"><text:span text:style-name="T1">уцкунйкцгушщйкуцшщ</text:span></text:p>
          </draw:text-box>
        </draw:frame>
        <draw:frame draw:name="PlaceHolder 2" presentation:style-name="pr2" draw:text-style-name="P4" draw:layer="layout" svg:width="25.397cm" svg:height="4.596cm" svg:x="4.233cm" svg:y="12cm" presentation:class="subtitle" presentation:user-transformed="true">
          <draw:text-box>
            <text:p text:style-name="P3"><text:span text:style-name="T2">Абрамова Полина Александровн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ведение" draw:style-name="dp1" draw:master-page-name="Blank_20_Slide">
        <draw:frame draw:name="PlaceHolder 1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Актуальность</text:span></text:p>
          </draw:text-box>
        </draw:frame>
        <draw:frame draw:name="PlaceHolder 2" presentation:style-name="pr5" draw:text-style-name="P7" draw:layer="layout" svg:width="29.207cm" svg:height="12.084cm" svg:x="2.328cm" svg:y="5.071cm" presentation:class="outline" presentation:user-transformed="true">
          <draw:text-box>
            <text:p text:style-name="P6"><text:span text:style-name="T4">Игры-стратегии помогают развить навыки аналитического мышления в режиме реального времени, посредством контроля ресурсов. Данная разновидность игр помогает интересно и с некоторой пользой провести время. Продумывание вариантов использования ресурсов позволяет развить способности к математическим расчётам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PlaceHolder 3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Цель</text:span></text:p>
          </draw:text-box>
        </draw:frame>
        <draw:frame draw:name="PlaceHolder 4" presentation:style-name="pr5" draw:text-style-name="P9" draw:layer="layout" svg:width="29.207cm" svg:height="12.084cm" svg:x="2.328cm" svg:y="5.071cm" presentation:class="outline" presentation:user-transformed="true">
          <draw:text-box>
            <text:p text:style-name="P8"><text:span text:style-name="T4">Разработка стратегической игры «Магические башни».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name="PlaceHolder 5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Задачи</text:span></text:p>
          </draw:text-box>
        </draw:frame>
        <draw:frame draw:name="PlaceHolder 6" presentation:style-name="pr5" draw:text-style-name="P9" draw:layer="layout" svg:width="29.207cm" svg:height="12.084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4">выбрать среду разработки и язык программирования,</text:span></text:p>
              </text:list-item>
              <text:list-item>
                <text:p text:style-name="P10"><text:span text:style-name="T4">спроектировать интерфейс игры,</text:span></text:p>
              </text:list-item>
              <text:list-item>
                <text:p text:style-name="P10"><text:span text:style-name="T4">написать код игры,</text:span></text:p>
              </text:list-item>
              <text:list-item>
                <text:p text:style-name="P10"><text:span text:style-name="T4">выполнить тестирование и отладку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PlaceHolder 7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Задачи</text:span></text:p>
          </draw:text-box>
        </draw:frame>
        <draw:frame draw:name="PlaceHolder 8" presentation:style-name="pr5" draw:text-style-name="P9" draw:layer="layout" svg:width="29.207cm" svg:height="12.084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4">выбрать среду разработки и язык программирования,</text:span></text:p>
              </text:list-item>
              <text:list-item>
                <text:p text:style-name="P10"><text:span text:style-name="T4">спроектировать интерфейс игры,</text:span></text:p>
              </text:list-item>
              <text:list-item>
                <text:p text:style-name="P10"><text:span text:style-name="T4">написать код игры,</text:span></text:p>
              </text:list-item>
              <text:list-item>
                <text:p text:style-name="P10"><text:span text:style-name="T4">выполнить тестирование и отладку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PlaceHolder 11" presentation:style-name="pr4" draw:text-style-name="P2" draw:layer="layout" svg:width="29.207cm" svg:height="3.679cm" svg:x="2.328cm" svg:y="1.014cm" presentation:class="title" presentation:placeholder="true" presentation:user-transformed="true">
          <draw:text-box/>
        </draw:frame>
        <draw:frame draw:name="PlaceHolder 12" presentation:style-name="pr5" draw:text-style-name="P9" draw:layer="layout" svg:width="29.207cm" svg:height="12.084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laceHolder 9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Заключение</text:span></text:p>
          </draw:text-box>
        </draw:frame>
        <draw:frame draw:name="PlaceHolder 10" presentation:style-name="pr5" draw:text-style-name="P13" draw:layer="layout" svg:width="29.207cm" svg:height="12.084cm" svg:x="2.328cm" svg:y="5.071cm" presentation:class="outline" presentation:user-transformed="true">
          <draw:text-box>
            <text:p text:style-name="P12"><text:span text:style-name="T5">В ходе выполнения курсовой работы разработана игра-стратегия "Магические башни", которая поможет с пользой и интересом провести время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2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2" style:font-family-complex="'Times New Roman'" style:font-family-generic-complex="roman" style:font-pitch-complex="variable" style:font-size-complex="12pt" style:language-complex="ar" style:country-complex="SA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33.865cm" svg:height="19.094cm" svg:x="0cm" svg:y="0cm">
        <draw:image xlink:href="Pictures/100449D800007DD2000046F3095805BC2702095B.emf" xlink:type="simple" xlink:show="embed" xlink:actuate="onLoad" draw:mime-type="image/x-emf">
          <text:p/>
        </draw:image>
        <draw:image xlink:href="Pictures/10000001000003AE00000213B167D6CEB35CA5EB.png" xlink:type="simple" xlink:show="embed" xlink:actuate="onLoad" draw:mime-type="image/png"/>
      </draw:frame>
      <draw:frame draw:name="PlaceHolder 1" presentation:style-name="Title_2c__20_Content-title" draw:layer="backgroundobjects" svg:width="30.478cm" svg:height="3.472cm" svg:x="1.693cm" svg:y="0.61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" draw:text-style-name="MP7" draw:layer="backgroundobjects" svg:width="11.427cm" svg:height="1.011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9" draw:layer="backgroundobjects" svg:width="7.617cm" svg:height="1.011cm" svg:x="23.918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PlaceHolder 5" presentation:style-name="Mpr1" draw:text-style-name="MP7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2.775cm" svg:height="1.822cm" svg:x="15.834cm" svg:y="8.823cm">
        <draw:image xlink:href="Pictures/100000010000006900000045AC862E45B7975EB6.png" xlink:type="simple" xlink:show="embed" xlink:actuate="onLoad" draw:mime-type="image/png">
          <text:p/>
        </draw:image>
      </draw:frame>
      <draw:frame draw:style-name="Mgr3" draw:text-style-name="MP5" draw:layer="backgroundobjects" svg:width="36.813cm" svg:height="21.498cm" svg:x="-0.142cm" svg:y="0cm">
        <draw:image xlink:href="Pictures/10000001000001B80000010173472A57A9FFEA2A.png" xlink:type="simple" xlink:show="embed" xlink:actuate="onLoad" draw:mime-type="image/png">
          <text:p/>
        </draw:image>
      </draw:frame>
      <draw:frame draw:style-name="Mgr3" draw:text-style-name="MP5" draw:layer="backgroundobjects" svg:width="3.498cm" svg:height="2.862cm" svg:x="1cm" svg:y="1cm">
        <draw:image xlink:href="Pictures/100000010000006E0000005AB12CEF93BB9C6AAC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11.427cm" svg:height="1.011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9" draw:layer="backgroundobjects" svg:width="7.617cm" svg:height="1.011cm" svg:x="23.918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PlaceHolder 3" presentation:style-name="Mpr4" draw:text-style-name="MP7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9T22:17:53.854000000</meta:creation-date>
    <dc:language>ru-RU</dc:language>
    <meta:editing-cycles>5</meta:editing-cycles>
    <dc:title>САФУ шаблон</dc:title>
    <meta:editing-duration>PT23M6S</meta:editing-duration>
    <meta:generator>LibreOffice/7.3.3.2$Windows_X86_64 LibreOffice_project/d1d0ea68f081ee2800a922cac8f79445e4603348</meta:generator>
    <dc:date>2025-01-19T22:41:00.684000000</dc:date>
    <meta:document-statistic meta:object-count="64"/>
    <meta:user-defined meta:name="AppVersion">15.0000</meta:user-defined>
    <meta:user-defined meta:name="PresentationFormat">Широкоэкранный</meta:user-defined>
    <meta:user-defined meta:name="Slides" meta:value-type="float">23</meta:user-defined>
  </office:meta>
</office:document-meta>
</file>